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table table:name="Feuille1" table:style-name="ta1" table:print="false">
        <table:table-column table:style-name="co1" table:number-columns-repeated="20" table:default-cell-style-name="Default"/>
        <table:table-row table:style-name="ro2">
          <table:table-cell table:number-columns-repeated="3"/>
          <table:table-cell office:value-type="string">
            <text:p>inf</text:p>
          </table:table-cell>
          <table:table-cell office:value-type="string">
            <text:p>participle</text:p>
          </table:table-cell>
          <table:table-cell office:value-type="string">
            <text:p>bare inf</text:p>
          </table:table-cell>
          <table:table-cell office:value-type="string">
            <text:p>finite</text:p>
          </table:table-cell>
          <table:table-cell office:value-type="string">
            <text:p>strategy</text:p>
          </table:table-cell>
          <table:table-cell table:number-columns-repeated="12"/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modal</text:p>
          </table:table-cell>
          <table:table-cell office:value-type="string">
            <text:p>cha</text:p>
          </table:table-cell>
          <table:table-cell office:value-type="string">
            <text:p>vi</text:p>
          </table:table-cell>
          <table:table-cell office:value-type="string">
            <text:p>O (S/A=A)</text:p>
          </table:table-cell>
          <table:table-cell table:number-columns-repeated="2" office:value-type="string">
            <text:p>N</text:p>
          </table:table-cell>
          <table:table-cell office:value-type="string">
            <text:p>O (S/A=A)</text:p>
          </table:table-cell>
          <table:table-cell office:value-type="string">
            <text:p>N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ɤmdzɯ ɯ-tɤ́-cha? ////</text:p>
          </table:table-cell>
          <table:table-cell office:value-type="string">
            <text:p>finite (ipfv)</text:p>
          </table:table-cell>
          <table:table-cell office:value-type="string">
            <text:p>S/A=A</text:p>
          </table:table-cell>
          <table:table-cell office:value-type="string">
            <text:p>pɤjkhu tu-ndʐi ɲɯ-cha</text:p>
          </table:table-cell>
          <table:table-cell office:value-type="string">
            <text:p>S/A=S/A</text:p>
          </table:table-cell>
          <table:table-cell office:value-type="string">
            <text:p>tɕe tɯci nɤki tɯ-tshɤʁrɯ nɯ ɯnɯnɯ lo-mɯrkɯ pjɤ-cha</text:p>
          </table:table-cell>
          <table:table-cell office:value-type="string">
            <text:p>tɕe tɯci nɤki tɯ-tshɤʁrɯ nɯ ɯnɯnɯ lo-mɯrkɯ pjɤ-cha</text:p>
          </table:table-cell>
          <table:table-cell office:value-type="string">
            <text:p>not complement</text:p>
          </table:table-cell>
          <table:table-cell office:value-type="string">
            <text:p>X</text:p>
          </table:table-cell>
          <table:table-cell office:value-type="string">
            <text:p>qaliaʁ nɯ ndɤre a-pɯ-fsɯz a-pɯ-cha ʑo qhe </text:p>
          </table:table-cell>
        </table:table-row>
        <table:table-row table:style-name="ro2">
          <table:table-cell office:value-type="string">
            <text:p>modal</text:p>
          </table:table-cell>
          <table:table-cell office:value-type="string">
            <text:p>spa</text:p>
          </table:table-cell>
          <table:table-cell office:value-type="string">
            <text:p>vt</text:p>
          </table:table-cell>
          <table:table-cell office:value-type="string">
            <text:p>O (S/A=A)</text:p>
          </table:table-cell>
          <table:table-cell table:number-columns-repeated="2" office:value-type="string">
            <text:p>N</text:p>
          </table:table-cell>
          <table:table-cell office:value-type="string">
            <text:p>O (S/A=A)</text:p>
          </table:table-cell>
          <table:table-cell office:value-type="string">
            <text:p>N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nɯ ɯ-mdoʁ nɯ aj kɤ-ti mɯ́j-spe-a //// kɤ-nɤre ɯ-ta-spa?</text:p>
          </table:table-cell>
          <table:table-cell table:number-columns-repeated="9"/>
        </table:table-row>
        <table:table-row table:style-name="ro2">
          <table:table-cell office:value-type="string">
            <text:p>modal</text:p>
          </table:table-cell>
          <table:table-cell office:value-type="string">
            <text:p>zgɤt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style-name="ce2" office:value-type="string">
            <text:p>finite (ipfv)</text:p>
          </table:table-cell>
          <table:table-cell office:value-type="string">
            <text:p>zero</text:p>
          </table:table-cell>
          <table:table-cell office:value-type="string">
            <text:p>tu-ti-a kɯ-zgɤt ɲɯ-ɕti ri nɯnɯ aʑo mɯ́j-nɤxtʂaŋ-a tɕendɤre nɯ ɯ-qhu aʑo nɯtɕu tshapa mɤ-ɕe-a ma "a-rpɯ a-ɬaʁ" ntsɯ kɤ-ti ɲɯ-ra</text:p>
          </table:table-cell>
          <table:table-cell table:number-columns-repeated="9"/>
        </table:table-row>
        <table:table-row table:style-name="ro2">
          <table:table-cell office:value-type="string">
            <text:p>modal</text:p>
          </table:table-cell>
          <table:table-cell office:value-type="string">
            <text:p>jɤɣ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finite (ipfv)</text:p>
          </table:table-cell>
          <table:table-cell office:value-type="string">
            <text:p>zero</text:p>
          </table:table-cell>
          <table:table-cell table:number-columns-repeated="10"/>
        </table:table-row>
        <table:table-row table:style-name="ro2">
          <table:table-cell office:value-type="string">
            <text:p>modal</text:p>
          </table:table-cell>
          <table:table-cell office:value-type="string">
            <text:p>sɯxcha</text:p>
          </table:table-cell>
          <table:table-cell office:value-type="string">
            <text:p>vt-i</text:p>
          </table:table-cell>
          <table:table-cell office:value-type="string">
            <text:p>O (S/A=P)</text:p>
          </table:table-cell>
          <table:table-cell table:number-columns-repeated="2" office:value-type="string">
            <text:p>N</text:p>
          </table:table-cell>
          <table:table-cell office:value-type="string">
            <text:p>O (S/A=P)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2">
          <table:table-cell office:value-type="string">
            <text:p>modal</text:p>
          </table:table-cell>
          <table:table-cell office:value-type="string">
            <text:p>khɯ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2">
          <table:table-cell office:value-type="string">
            <text:p>modal</text:p>
          </table:table-cell>
          <table:table-cell office:value-type="string">
            <text:p>ɬoʁ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aʑo kɤ-nɤla ɲɯ-ɬoʁ</text:p>
          </table:table-cell>
          <table:table-cell table:style-name="ce2" office:value-type="string">
            <text:p>finite (irr, ipfv)</text:p>
          </table:table-cell>
          <table:table-cell office:value-type="string">
            <text:p>zero</text:p>
          </table:table-cell>
          <table:table-cell office:value-type="string">
            <text:p>a-tɕɯ ɲɯ-ɴqa ri, a-tɤ-rɤŋgat tɕe, nɯ smɤnmimitoʁ kuɕana a-ɕ-kɤ-nɤʁdɤn ɲɯ-ɬoʁ // fso li tɤmɤɕi ɣɯ-zmaqhu-a ɕti tɕe ɯ-wa tɕhi tɤ-stu-t-a nɯ tu-ste-a ɲɯ-ɬoʁ</text:p>
          </table:table-cell>
          <table:table-cell table:number-columns-repeated="6"/>
        </table:table-row>
        <table:table-row table:style-name="ro2">
          <table:table-cell office:value-type="string">
            <text:p>modal</text:p>
          </table:table-cell>
          <table:table-cell office:value-type="string">
            <text:p>tʂaŋ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2">
          <table:table-cell office:value-type="string">
            <text:p>modal</text:p>
          </table:table-cell>
          <table:table-cell office:value-type="string">
            <text:p>ra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tɕe tɤ-pɤtso nɯ, tɯ-pɤrme roro jamar tɕe tɕe tɯ-nɯ kɤ-sɯβde pjɤ-ra ma tɕe </text:p>
          </table:table-cell>
          <table:table-cell table:style-name="ce2" office:value-type="string">
            <text:p>finite (irr, ipfv)</text:p>
          </table:table-cell>
          <table:table-cell office:value-type="string">
            <text:p>zero</text:p>
          </table:table-cell>
          <table:table-cell office:value-type="string">
            <text:p>kɯki a-tɕɯ ɯ-rʑaβ a-jɤ-ɣi ɲɯ-ra!</text:p>
          </table:table-cell>
          <table:table-cell table:number-columns-repeated="6"/>
        </table:table-row>
        <table:table-row table:style-name="ro2">
          <table:table-cell office:value-type="string">
            <text:p>modal</text:p>
          </table:table-cell>
          <table:table-cell office:value-type="string">
            <text:p>ʁzi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2">
          <table:table-cell office:value-type="string">
            <text:p>modal</text:p>
          </table:table-cell>
          <table:table-cell office:value-type="string">
            <text:p>ntshi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2">
          <table:table-cell office:value-type="string">
            <text:p>modal</text:p>
          </table:table-cell>
          <table:table-cell office:value-type="string">
            <text:p>mna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2">
          <table:table-cell office:value-type="string">
            <text:p>modal</text:p>
          </table:table-cell>
          <table:table-cell office:value-type="string">
            <text:p>ŋgrɯ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2">
          <table:table-cell office:value-type="string">
            <text:p>modal</text:p>
          </table:table-cell>
          <table:table-cell office:value-type="string">
            <text:p>sna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cɯ mɯ-pjɤ-sna</text:p>
          </table:table-cell>
          <table:table-cell table:number-columns-repeated="9"/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aspect</text:p>
          </table:table-cell>
          <table:table-cell office:value-type="string">
            <text:p>ŋgrɤl</text:p>
          </table:table-cell>
          <table:table-cell office:value-type="string">
            <text:p>vs</text:p>
          </table:table-cell>
          <table:table-cell table:number-columns-repeated="17"/>
        </table:table-row>
        <table:table-row table:style-name="ro2">
          <table:table-cell office:value-type="string">
            <text:p>aspect</text:p>
          </table:table-cell>
          <table:table-cell office:value-type="string">
            <text:p>rɲo</text:p>
          </table:table-cell>
          <table:table-cell office:value-type="string">
            <text:p>vt</text:p>
          </table:table-cell>
          <table:table-cell table:number-columns-repeated="5"/>
          <table:table-cell office:value-type="string">
            <text:p>bare / tɯ-</text:p>
          </table:table-cell>
          <table:table-cell office:value-type="string">
            <text:p>S/A=A</text:p>
          </table:table-cell>
          <table:table-cell/>
          <table:table-cell office:value-type="string">
            <text:p>inf</text:p>
          </table:table-cell>
          <table:table-cell office:value-type="string">
            <text:p>zero</text:p>
          </table:table-cell>
          <table:table-cell table:number-columns-repeated="7"/>
        </table:table-row>
        <table:table-row table:style-name="ro2">
          <table:table-cell office:value-type="string">
            <text:p>aspect</text:p>
          </table:table-cell>
          <table:table-cell office:value-type="string">
            <text:p>rɤŋgat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kɯ- </text:p>
          </table:table-cell>
          <table:table-cell table:style-name="ce2" office:value-type="string">
            <text:p>S/A=S</text:p>
          </table:table-cell>
          <table:table-cell office:value-type="string">
            <text:p>nɤʑo a-kɯ-ʁndɯ tu-tɯ-rɤŋgat tɕe, nɤ-phɯŋgɯ rdɤstaʁ ɲɯ-tɯ-rke ɲɯ-ŋu</text:p>
          </table:table-cell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kɤ-nɤkhu to-rɤngat</text:p>
          </table:table-cell>
          <table:table-cell table:number-columns-repeated="6"/>
        </table:table-row>
        <table:table-row table:style-name="ro2">
          <table:table-cell office:value-type="string">
            <text:p>aspect</text:p>
          </table:table-cell>
          <table:table-cell office:value-type="string">
            <text:p>nɤtɕɯtʂi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4">
          <table:table-cell office:value-type="string">
            <text:p>aspect</text:p>
          </table:table-cell>
          <table:table-cell office:value-type="string">
            <text:p>arɕo</text:p>
          </table:table-cell>
          <table:table-cell office:value-type="string">
            <text:p>vs</text:p>
          </table:table-cell>
          <table:table-cell table:number-columns-repeated="17"/>
        </table:table-row>
        <table:table-row table:style-name="ro2">
          <table:table-cell office:value-type="string">
            <text:p>phasal</text:p>
          </table:table-cell>
          <table:table-cell office:value-type="string">
            <text:p>sɤʑa</text:p>
          </table:table-cell>
          <table:table-cell office:value-type="string">
            <text:p>vt</text:p>
          </table:table-cell>
          <table:table-cell table:number-columns-repeated="5"/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nɯ ɯ-ndza to-sɤʑa-ndʑi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rɤβzjoz tɤ-sɤʑa-t-a</text:p>
          </table:table-cell>
          <table:table-cell table:number-columns-repeated="6"/>
        </table:table-row>
        <table:table-row table:style-name="ro2">
          <table:table-cell office:value-type="string">
            <text:p>phasal</text:p>
          </table:table-cell>
          <table:table-cell office:value-type="string">
            <text:p>ʑa</text:p>
          </table:table-cell>
          <table:table-cell office:value-type="string">
            <text:p>vt</text:p>
          </table:table-cell>
          <table:table-cell table:number-columns-repeated="5"/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tɕe pɤjkhu pjɯ-si ɕɯŋgɯ ʑo ɯ-ɕa ɯ-ndza tu-ʑa-nɯ ɕti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nɯ sthɯci tɯmtɕiβzɤrnaʁ tɕe tɕe kɤ-rɤtʂɯβ to-ʑa tɕe</text:p>
          </table:table-cell>
          <table:table-cell table:number-columns-repeated="6"/>
        </table:table-row>
        <table:table-row table:style-name="ro2">
          <table:table-cell office:value-type="string">
            <text:p>phasal</text:p>
          </table:table-cell>
          <table:table-cell office:value-type="string">
            <text:p>sthɯt</text:p>
          </table:table-cell>
          <table:table-cell office:value-type="string">
            <text:p>vt</text:p>
          </table:table-cell>
          <table:table-cell table:number-columns-repeated="5"/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ɯ-ti ta-sthɯt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βdaʁmu nɯ jo-ɣi tɕe tɤpɤtso nɯ tɯ-nɯ kɤ-jtshi ɲɤ-sthɯt tɕe,</text:p>
          </table:table-cell>
          <table:table-cell office:value-type="string">
            <text:p>finite (mm)</text:p>
          </table:table-cell>
          <table:table-cell office:value-type="string">
            <text:p>S/A=A</text:p>
          </table:table-cell>
          <table:table-cell office:value-type="string">
            <text:p>nɯ-sloχpɯn nɯ kɯ nɯra ta-tɯt-nɯ ta-sthɯt-nɯ</text:p>
          </table:table-cell>
          <table:table-cell table:number-columns-repeated="3"/>
        </table:table-row>
        <table:table-row table:style-name="ro2">
          <table:table-cell office:value-type="string">
            <text:p>phasal</text:p>
          </table:table-cell>
          <table:table-cell office:value-type="string">
            <text:p>sɯɣjɤɣ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phasal</text:p>
          </table:table-cell>
          <table:table-cell office:value-type="string">
            <text:p>khɤt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phasal</text:p>
          </table:table-cell>
          <table:table-cell office:value-type="string">
            <text:p>jɤɣ</text:p>
          </table:table-cell>
          <table:table-cell office:value-type="string">
            <text:p>vs</text:p>
          </table:table-cell>
          <table:table-cell table:number-columns-repeated="5"/>
          <table:table-cell office:value-type="string">
            <text:p>bare / tɯ-</text:p>
          </table:table-cell>
          <table:table-cell office:value-type="string">
            <text:p>zero</text:p>
          </table:table-cell>
          <table:table-cell office:value-type="string">
            <text:p>nɯra ɯ-ti to-jɤɣ</text:p>
          </table:table-cell>
          <table:table-cell table:number-columns-repeated="9"/>
        </table:table-row>
        <table:table-row table:style-name="ro2">
          <table:table-cell office:value-type="string">
            <text:p>attempt</text:p>
          </table:table-cell>
          <table:table-cell office:value-type="string">
            <text:p>sɯβzu</text:p>
          </table:table-cell>
          <table:table-cell table:number-columns-repeated="18"/>
        </table:table-row>
        <table:table-row table:style-name="ro2">
          <table:table-cell office:value-type="string">
            <text:p>attempt</text:p>
          </table:table-cell>
          <table:table-cell office:value-type="string">
            <text:p>tshɤt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attempt</text:p>
          </table:table-cell>
          <table:table-cell office:value-type="string">
            <text:p>nɯftɕak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attempt</text:p>
          </table:table-cell>
          <table:table-cell office:value-type="string">
            <text:p>rɤtshɤt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attempt</text:p>
          </table:table-cell>
          <table:table-cell office:value-type="string">
            <text:p>nɤz</text:p>
          </table:table-cell>
          <table:table-cell table:number-columns-repeated="18"/>
        </table:table-row>
        <table:table-row table:style-name="ro2">
          <table:table-cell office:value-type="string">
            <text:p>attempt</text:p>
          </table:table-cell>
          <table:table-cell office:value-type="string">
            <text:p>phot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deixis</text:p>
          </table:table-cell>
          <table:table-cell office:value-type="string">
            <text:p>stu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perception</text:p>
          </table:table-cell>
          <table:table-cell office:value-type="string">
            <text:p>mto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perception</text:p>
          </table:table-cell>
          <table:table-cell office:value-type="string">
            <text:p>ru</text:p>
          </table:table-cell>
          <table:table-cell office:value-type="string">
            <text:p>vi</text:p>
          </table:table-cell>
          <table:table-cell table:number-columns-repeated="17"/>
        </table:table-row>
        <table:table-row table:style-name="ro2">
          <table:table-cell office:value-type="string">
            <text:p>perception</text:p>
          </table:table-cell>
          <table:table-cell office:value-type="string">
            <text:p>mtshɤm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perception</text:p>
          </table:table-cell>
          <table:table-cell office:value-type="string">
            <text:p>sɤŋo</text:p>
          </table:table-cell>
          <table:table-cell office:value-type="string">
            <text:p>vlab</text:p>
          </table:table-cell>
          <table:table-cell table:number-columns-repeated="17"/>
        </table:table-row>
        <table:table-row table:style-name="ro2">
          <table:table-cell office:value-type="string">
            <text:p>perception</text:p>
          </table:table-cell>
          <table:table-cell office:value-type="string">
            <text:p>nɤmɲo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perception</text:p>
          </table:table-cell>
          <table:table-cell office:value-type="string">
            <text:p>nɤrtoχpjɤt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perception</text:p>
          </table:table-cell>
          <table:table-cell office:value-type="string">
            <text:p>χsɤl</text:p>
          </table:table-cell>
          <table:table-cell office:value-type="string">
            <text:p>vs</text:p>
          </table:table-cell>
          <table:table-cell table:number-columns-repeated="17"/>
        </table:table-row>
        <table:table-row table:style-name="ro2">
          <table:table-cell office:value-type="string">
            <text:p>perception</text:p>
          </table:table-cell>
          <table:table-cell office:value-type="string">
            <text:p>sɯχsɤl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perception</text:p>
          </table:table-cell>
          <table:table-cell office:value-type="string">
            <text:p>ɣɤjmŋo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perception</text:p>
          </table:table-cell>
          <table:table-cell office:value-type="string">
            <text:p>ntɕhɤr</text:p>
          </table:table-cell>
          <table:table-cell office:value-type="string">
            <text:p>vs</text:p>
          </table:table-cell>
          <table:table-cell table:number-columns-repeated="17"/>
        </table:table-row>
        <table:table-row table:style-name="ro2">
          <table:table-cell office:value-type="string">
            <text:p>perception</text:p>
          </table:table-cell>
          <table:table-cell office:value-type="string">
            <text:p>nɤjmŋo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office:value-type="string">
            <text:p>cognitive</text:p>
          </table:table-cell>
          <table:table-cell office:value-type="string">
            <text:p>sɯso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cognitive</text:p>
          </table:table-cell>
          <table:table-cell office:value-type="string">
            <text:p>jmɯt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cognitive</text:p>
          </table:table-cell>
          <table:table-cell office:value-type="string">
            <text:p>ɕɯftaʁ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cognitive</text:p>
          </table:table-cell>
          <table:table-cell office:value-type="string">
            <text:p>tso</text:p>
          </table:table-cell>
          <table:table-cell office:value-type="string">
            <text:p>vi</text:p>
          </table:table-cell>
          <table:table-cell table:number-columns-repeated="17"/>
        </table:table-row>
        <table:table-row table:style-name="ro2">
          <table:table-cell office:value-type="string">
            <text:p>cognitive</text:p>
          </table:table-cell>
          <table:table-cell office:value-type="string">
            <text:p>sɯz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office:value-type="string">
            <text:p>estimative</text:p>
          </table:table-cell>
          <table:table-cell office:value-type="string">
            <text:p>rga</text:p>
          </table:table-cell>
          <table:table-cell office:value-type="string">
            <text:p>vi</text:p>
          </table:table-cell>
          <table:table-cell table:number-columns-repeated="17"/>
        </table:table-row>
        <table:table-row table:style-name="ro2">
          <table:table-cell office:value-type="string">
            <text:p>estimative</text:p>
          </table:table-cell>
          <table:table-cell office:value-type="string">
            <text:p>nɯrg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estimative</text:p>
          </table:table-cell>
          <table:table-cell office:value-type="string">
            <text:p>nɯzdɯɣ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estimative</text:p>
          </table:table-cell>
          <table:table-cell office:value-type="string">
            <text:p>mu</text:p>
          </table:table-cell>
          <table:table-cell office:value-type="string">
            <text:p>vi</text:p>
          </table:table-cell>
          <table:table-cell table:number-columns-repeated="17"/>
        </table:table-row>
        <table:table-row table:style-name="ro2">
          <table:table-cell office:value-type="string">
            <text:p>estimative</text:p>
          </table:table-cell>
          <table:table-cell office:value-type="string">
            <text:p>nɯɣmu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estimative</text:p>
          </table:table-cell>
          <table:table-cell office:value-type="string">
            <text:p>ɲɟɤt</text:p>
          </table:table-cell>
          <table:table-cell table:number-columns-repeated="18"/>
        </table:table-row>
        <table:table-row table:style-name="ro2">
          <table:table-cell office:value-type="string">
            <text:p>estimative</text:p>
          </table:table-cell>
          <table:table-cell office:value-type="string">
            <text:p>qh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estimative</text:p>
          </table:table-cell>
          <table:table-cell office:value-type="string">
            <text:p>znɤj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estimative</text:p>
          </table:table-cell>
          <table:table-cell office:value-type="string">
            <text:p>ʁmɯɣ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estimative</text:p>
          </table:table-cell>
          <table:table-cell office:value-type="string">
            <text:p>nɯmg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estimative</text:p>
          </table:table-cell>
          <table:table-cell office:value-type="string">
            <text:p>ɯ-sɯm ɕe</text:p>
          </table:table-cell>
          <table:table-cell office:value-type="string">
            <text:p>vs</text:p>
          </table:table-cell>
          <table:table-cell table:number-columns-repeated="17"/>
        </table:table-row>
        <table:table-row table:style-name="ro2">
          <table:table-cell office:value-type="string">
            <text:p>estimative</text:p>
          </table:table-cell>
          <table:table-cell office:value-type="string">
            <text:p>ɯ-ʁjɯz ɣi</text:p>
          </table:table-cell>
          <table:table-cell office:value-type="string">
            <text:p>vs</text:p>
          </table:table-cell>
          <table:table-cell table:number-columns-repeated="17"/>
        </table:table-row>
        <table:table-row table:style-name="ro2">
          <table:table-cell office:value-type="string">
            <text:p>estimative</text:p>
          </table:table-cell>
          <table:table-cell office:value-type="string">
            <text:p>nɯmgro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estimative</text:p>
          </table:table-cell>
          <table:table-cell office:value-type="string">
            <text:p>nɯsmɯlɤm</text:p>
          </table:table-cell>
          <table:table-cell table:number-columns-repeated="18"/>
        </table:table-row>
        <table:table-row table:style-name="ro2">
          <table:table-cell office:value-type="string">
            <text:p>estimative</text:p>
          </table:table-cell>
          <table:table-cell office:value-type="string">
            <text:p>nɯsɯmʁɲɯz</text:p>
          </table:table-cell>
          <table:table-cell table:number-columns-repeated="18"/>
        </table:table-row>
        <table:table-row table:style-name="ro2">
          <table:table-cell office:value-type="string">
            <text:p>estimative</text:p>
          </table:table-cell>
          <table:table-cell office:value-type="string">
            <text:p>nɯsɯmŋɤn</text:p>
          </table:table-cell>
          <table:table-cell table:number-columns-repeated="18"/>
        </table:table-row>
        <table:table-row table:style-name="ro2">
          <table:table-cell office:value-type="string">
            <text:p>estimative</text:p>
          </table:table-cell>
          <table:table-cell office:value-type="string">
            <text:p>nɯʁlɯmbɯɣ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pretense</text:p>
          </table:table-cell>
          <table:table-cell office:value-type="string">
            <text:p>nɯɕpɯz</text:p>
          </table:table-cell>
          <table:table-cell office:value-type="string">
            <text:p>vt</text:p>
          </table:table-cell>
          <table:table-cell table:number-columns-repeated="5"/>
          <table:table-cell office:value-type="string">
            <text:p>kɯ- </text:p>
          </table:table-cell>
          <table:table-cell office:value-type="string">
            <text:p>S/A=A</text:p>
          </table:table-cell>
          <table:table-cell office:value-type="string">
            <text:p>ʑara kɯ cha nɯ ku-kɯ-tshi to-nɯɕpɯz-nɯ</text:p>
          </table:table-cell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ɣzɯ ra kɯ li ʑɤni tú-wɣ-nɯɕpɯz-ndʑi</text:p>
          </table:table-cell>
          <table:table-cell table:number-columns-repeated="6"/>
        </table:table-row>
        <table:table-row table:style-name="ro2">
          <table:table-cell office:value-type="string">
            <text:p>pretense</text:p>
          </table:table-cell>
          <table:table-cell office:value-type="string">
            <text:p>ʑɣɤpa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pɯ-kɯ-nɯʑɯβ to-ʑɣɤpa</text:p>
          </table:table-cell>
          <table:table-cell table:number-columns-repeated="9"/>
        </table:table-row>
        <table:table-row table:style-name="ro2">
          <table:table-cell office:value-type="string">
            <text:p>pretense</text:p>
          </table:table-cell>
          <table:table-cell office:value-type="string">
            <text:p>khramba-X βzu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speech</text:p>
          </table:table-cell>
          <table:table-cell office:value-type="string">
            <text:p>ti</text:p>
          </table:table-cell>
          <table:table-cell office:value-type="string">
            <text:p>vt-ind</text:p>
          </table:table-cell>
          <table:table-cell table:number-columns-repeated="17"/>
        </table:table-row>
        <table:table-row table:style-name="ro2">
          <table:table-cell office:value-type="string">
            <text:p>speech</text:p>
          </table:table-cell>
          <table:table-cell office:value-type="string">
            <text:p>nɤl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speech</text:p>
          </table:table-cell>
          <table:table-cell office:value-type="string">
            <text:p>sɯxɕɤt</text:p>
          </table:table-cell>
          <table:table-cell office:value-type="string">
            <text:p>vt-sec</text:p>
          </table:table-cell>
          <table:table-cell table:number-columns-repeated="17"/>
        </table:table-row>
        <table:table-row table:style-name="ro2">
          <table:table-cell office:value-type="string">
            <text:p>speech</text:p>
          </table:table-cell>
          <table:table-cell office:value-type="string">
            <text:p>p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motion</text:p>
          </table:table-cell>
          <table:table-cell office:value-type="string">
            <text:p>ɕe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aʑo nɯ-kha ɯ-kɯ-nɤkhu jɤ-ari-a</text:p>
          </table:table-cell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-kha nɯtɕu kɤ-nɤkhu jɤ-ari-a</text:p>
          </table:table-cell>
          <table:table-cell table:number-columns-repeated="6"/>
        </table:table-row>
        <table:table-row table:style-name="ro2">
          <table:table-cell office:value-type="string">
            <text:p>motion</text:p>
          </table:table-cell>
          <table:table-cell office:value-type="string">
            <text:p>ɣi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kɯ- </text:p>
          </table:table-cell>
          <table:table-cell office:value-type="string">
            <text:p>S/A=S</text:p>
          </table:table-cell>
          <table:table-cell/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nɯ sɤβʑɯ ɣɯ ɯ-kha nɯtɕu kɤ-nɤkhu ju-ɣi pjɤ-ŋu</text:p>
          </table:table-cell>
          <table:table-cell table:number-columns-repeated="6"/>
        </table:table-row>
        <table:table-row table:style-name="ro2">
          <table:table-cell office:value-type="string">
            <text:p>motion</text:p>
          </table:table-cell>
          <table:table-cell office:value-type="string">
            <text:p>ɬoʁ</text:p>
          </table:table-cell>
          <table:table-cell office:value-type="string">
            <text:p>vi</text:p>
          </table:table-cell>
          <table:table-cell table:number-columns-repeated="5"/>
          <table:table-cell table:style-name="ce2" office:value-type="string">
            <text:p>???</text:p>
          </table:table-cell>
          <table:table-cell table:number-columns-repeated="11"/>
        </table:table-row>
        <table:table-row table:style-name="ro2">
          <table:table-cell office:value-type="string">
            <text:p>motion</text:p>
          </table:table-cell>
          <table:table-cell office:value-type="string">
            <text:p>sɯxɕe</text:p>
          </table:table-cell>
          <table:table-cell table:style-name="ce1" office:value-type="string">
            <text:p>vt</text:p>
          </table:table-cell>
          <table:table-cell table:style-name="ce1" table:number-columns-repeated="7"/>
          <table:table-cell table:number-columns-repeated="10"/>
        </table:table-row>
        <table:table-row table:style-name="ro2">
          <table:table-cell office:value-type="string">
            <text:p>motion</text:p>
          </table:table-cell>
          <table:table-cell office:value-type="string">
            <text:p>sɯɣe</text:p>
          </table:table-cell>
          <table:table-cell table:style-name="ce1" office:value-type="string">
            <text:p>vt</text:p>
          </table:table-cell>
          <table:table-cell table:style-name="ce1" table:number-columns-repeated="7"/>
          <table:table-cell table:number-columns-repeated="10"/>
        </table:table-row>
        <table:table-row table:style-name="ro2">
          <table:table-cell office:value-type="string">
            <text:p>motion</text:p>
          </table:table-cell>
          <table:table-cell office:value-type="string">
            <text:p>rɟɯɣ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1"/>
        </table:table-row>
        <table:table-row table:style-name="ro2">
          <table:table-cell office:value-type="string">
            <text:p>motion</text:p>
          </table:table-cell>
          <table:table-cell office:value-type="string">
            <text:p>nɯqambɯmbjom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1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office:value-type="string">
            <text:p>cause</text:p>
          </table:table-cell>
          <table:table-cell office:value-type="string">
            <text:p>causative verb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cause</text:p>
          </table:table-cell>
          <table:table-cell office:value-type="string">
            <text:p>βzu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cause</text:p>
          </table:table-cell>
          <table:table-cell office:value-type="string">
            <text:p>sɯβzu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cause</text:p>
          </table:table-cell>
          <table:table-cell office:value-type="string">
            <text:p>qur</text:p>
          </table:table-cell>
          <table:table-cell office:value-type="string">
            <text:p>vt</text:p>
          </table:table-cell>
          <table:table-cell table:number-columns-repeated="5"/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ɯʑo kɯ khɯtsa ra kɤ-nɤscɯscɤt tɤ́-wɣ-qur-a</text:p>
          </table:table-cell>
          <table:table-cell table:number-columns-repeated="9"/>
        </table:table-row>
        <table:table-row table:style-name="ro2">
          <table:table-cell office:value-type="string">
            <text:p>cause</text:p>
          </table:table-cell>
          <table:table-cell office:value-type="string">
            <text:p>βgoz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2">
          <table:table-cell office:value-type="string">
            <text:p>cause</text:p>
          </table:table-cell>
          <table:table-cell office:value-type="string">
            <text:p>ɣɤkhɯ</text:p>
          </table:table-cell>
          <table:table-cell office:value-type="string">
            <text:p>vt</text:p>
          </table:table-cell>
          <table:table-cell table:number-columns-repeated="5"/>
          <table:table-cell office:value-type="string">
            <text:p>inf</text:p>
          </table:table-cell>
          <table:table-cell office:value-type="string">
            <text:p>P=P</text:p>
          </table:table-cell>
          <table:table-cell office:value-type="string">
            <text:p>kɯm tɤ-ɣɤβdi-t-a tɕe, kɤ-cɯ tɤ-ɣɤkhɯ-t-a</text:p>
          </table:table-cell>
          <table:table-cell office:value-type="string">
            <text:p>inf</text:p>
          </table:table-cell>
          <table:table-cell office:value-type="string">
            <text:p>S/A=P</text:p>
          </table:table-cell>
          <table:table-cell table:number-columns-repeated="7"/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adjective</text:p>
          </table:table-cell>
          <table:table-cell office:value-type="string">
            <text:p>rtaʁ</text:p>
          </table:table-cell>
          <table:table-cell office:value-type="string">
            <text:p>vs</text:p>
          </table:table-cell>
          <table:table-cell table:number-columns-repeated="5"/>
          <table:table-cell office:value-type="string">
            <text:p>finitive (ipfv)</text:p>
          </table:table-cell>
          <table:table-cell office:value-type="string">
            <text:p>P=S</text:p>
          </table:table-cell>
          <table:table-cell office:value-type="string">
            <text:p>koŋla pjɯ-nɤrte ʑo kɯ-rtaʁ ʑo kɯ-wxti ɲɯ-βze ŋgrɤl ma </text:p>
          </table:table-cell>
          <table:table-cell office:value-type="string">
            <text:p>inf</text:p>
          </table:table-cell>
          <table:table-cell table:number-columns-repeated="8"/>
        </table:table-row>
      </table:table>
      <table:table table:name="Feuille2" table:style-name="ta1" table:print="false">
        <table:table-column table:style-name="co1" table:number-columns-repeated="8" table:default-cell-style-name="Default"/>
        <table:table-row table:style-name="ro2">
          <table:table-cell office:value-type="string">
            <text:p>Verb type</text:p>
          </table:table-cell>
          <table:table-cell office:value-type="string">
            <text:p>Complement type</text:p>
          </table:table-cell>
          <table:table-cell office:value-type="string">
            <text:p>Coference</text:p>
          </table:table-cell>
          <table:table-cell/>
          <table:table-cell table:formula="of:=CONCATENATE([.A1];&quot; &amp; &quot;)" office:value-type="string" office:string-value="Verb type &amp; ">
            <text:p>Verb type &amp; </text:p>
          </table:table-cell>
          <table:table-cell table:formula="of:=CONCATENATE([.B1];&quot; &amp; &quot;)" office:value-type="string" office:string-value="Complement type &amp; ">
            <text:p>Complement type &amp; </text:p>
          </table:table-cell>
          <table:table-cell table:formula="of:=CONCATENATE([.C1];&quot; &amp; &quot;)" office:value-type="string" office:string-value="Coference &amp; ">
            <text:p>Coference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ipa{rga}</text:p>
          </table:table-cell>
          <table:table-cell office:value-type="string">
            <text:p>infinitive</text:p>
          </table:table-cell>
          <table:table-cell office:value-type="string">
            <text:p>{S,A,P,P'}={S,A}</text:p>
          </table:table-cell>
          <table:table-cell/>
          <table:table-cell table:formula="of:=CONCATENATE([.A2];&quot; &amp; &quot;)" office:value-type="string" office:string-value="\ipa{rga} &amp; ">
            <text:p>\ipa{rga} &amp; </text:p>
          </table:table-cell>
          <table:table-cell table:formula="of:=CONCATENATE([.B2];&quot; &amp; &quot;)" office:value-type="string" office:string-value="infinitive &amp; ">
            <text:p>infinitive &amp; </text:p>
          </table:table-cell>
          <table:table-cell table:formula="of:=CONCATENATE([.C2];&quot; &amp; &quot;)" office:value-type="string" office:string-value="{S,A,P,P'}={S,A} &amp; ">
            <text:p>{S,A,P,P'}={S,A}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ipa{spa}</text:p>
          </table:table-cell>
          <table:table-cell office:value-type="string">
            <text:p>infinitive</text:p>
          </table:table-cell>
          <table:table-cell office:value-type="string">
            <text:p>{S,A}={S,A}</text:p>
          </table:table-cell>
          <table:table-cell/>
          <table:table-cell table:formula="of:=CONCATENATE([.A3];&quot; &amp; &quot;)" office:value-type="string" office:string-value="\ipa{spa} &amp; ">
            <text:p>\ipa{spa} &amp; </text:p>
          </table:table-cell>
          <table:table-cell table:formula="of:=CONCATENATE([.B3];&quot; &amp; &quot;)" office:value-type="string" office:string-value="infinitive &amp; ">
            <text:p>infinitive &amp; </text:p>
          </table:table-cell>
          <table:table-cell table:formula="of:=CONCATENATE([.C3];&quot; &amp; &quot;)" office:value-type="string" office:string-value="{S,A}={S,A} &amp; ">
            <text:p>{S,A}={S,A}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ipa{ra}</text:p>
          </table:table-cell>
          <table:table-cell office:value-type="string">
            <text:p>infinitive</text:p>
          </table:table-cell>
          <table:table-cell office:value-type="string">
            <text:p>zero</text:p>
          </table:table-cell>
          <table:table-cell/>
          <table:table-cell table:formula="of:=CONCATENATE([.A4];&quot; &amp; &quot;)" office:value-type="string" office:string-value="\ipa{ra} &amp; ">
            <text:p>\ipa{ra} &amp; </text:p>
          </table:table-cell>
          <table:table-cell table:formula="of:=CONCATENATE([.B4];&quot; &amp; &quot;)" office:value-type="string" office:string-value="infinitive &amp; ">
            <text:p>infinitive &amp; </text:p>
          </table:table-cell>
          <table:table-cell table:formula="of:=CONCATENATE([.C4];&quot; &amp; &quot;)" office:value-type="string" office:string-value="zero &amp; ">
            <text:p>zero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motion verb</text:p>
          </table:table-cell>
          <table:table-cell office:value-type="string">
            <text:p>\ipa{kɯ-} participle</text:p>
          </table:table-cell>
          <table:table-cell office:value-type="string">
            <text:p>{S,A}={S}</text:p>
          </table:table-cell>
          <table:table-cell/>
          <table:table-cell table:formula="of:=CONCATENATE([.A5];&quot; &amp; &quot;)" office:value-type="string" office:string-value="motion verb &amp; ">
            <text:p>motion verb &amp; </text:p>
          </table:table-cell>
          <table:table-cell table:formula="of:=CONCATENATE([.B5];&quot; &amp; &quot;)" office:value-type="string" office:string-value="\ipa{kɯ-} participle &amp; ">
            <text:p>\ipa{kɯ-} participle &amp; </text:p>
          </table:table-cell>
          <table:table-cell table:formula="of:=CONCATENATE([.C5];&quot; &amp; &quot;)" office:value-type="string" office:string-value="{S,A}={S} &amp; ">
            <text:p>{S,A}={S}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motion verb</text:p>
          </table:table-cell>
          <table:table-cell office:value-type="string">
            <text:p>\ipa{kɤ-} participle</text:p>
          </table:table-cell>
          <table:table-cell office:value-type="string">
            <text:p>{P}={S}</text:p>
          </table:table-cell>
          <table:table-cell/>
          <table:table-cell table:formula="of:=CONCATENATE([.A6];&quot; &amp; &quot;)" office:value-type="string" office:string-value="motion verb &amp; ">
            <text:p>motion verb &amp; </text:p>
          </table:table-cell>
          <table:table-cell table:formula="of:=CONCATENATE([.B6];&quot; &amp; &quot;)" office:value-type="string" office:string-value="\ipa{kɤ-} participle &amp; ">
            <text:p>\ipa{kɤ-} participle &amp; </text:p>
          </table:table-cell>
          <table:table-cell table:formula="of:=CONCATENATE([.C6];&quot; &amp; &quot;)" office:value-type="string" office:string-value="{P}={S} &amp; ">
            <text:p>{P}={S}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transitive verb</text:p>
          </table:table-cell>
          <table:table-cell office:value-type="string">
            <text:p>bare infinitive</text:p>
          </table:table-cell>
          <table:table-cell office:value-type="string">
            <text:p>{S,A}={A}</text:p>
          </table:table-cell>
          <table:table-cell/>
          <table:table-cell table:formula="of:=CONCATENATE([.A7];&quot; &amp; &quot;)" office:value-type="string" office:string-value="transitive verb &amp; ">
            <text:p>transitive verb &amp; </text:p>
          </table:table-cell>
          <table:table-cell table:formula="of:=CONCATENATE([.B7];&quot; &amp; &quot;)" office:value-type="string" office:string-value="bare infinitive &amp; ">
            <text:p>bare infinitive &amp; </text:p>
          </table:table-cell>
          <table:table-cell table:formula="of:=CONCATENATE([.C7];&quot; &amp; &quot;)" office:value-type="string" office:string-value="{S,A}={A} &amp; ">
            <text:p>{S,A}={A}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ipa{jɤɣ}</text:p>
          </table:table-cell>
          <table:table-cell office:value-type="string">
            <text:p>bare infinitive</text:p>
          </table:table-cell>
          <table:table-cell office:value-type="string">
            <text:p>zero</text:p>
          </table:table-cell>
          <table:table-cell/>
          <table:table-cell table:formula="of:=CONCATENATE([.A8];&quot; &amp; &quot;)" office:value-type="string" office:string-value="\ipa{jɤɣ} &amp; ">
            <text:p>\ipa{jɤɣ} &amp; </text:p>
          </table:table-cell>
          <table:table-cell table:formula="of:=CONCATENATE([.B8];&quot; &amp; &quot;)" office:value-type="string" office:string-value="bare infinitive &amp; ">
            <text:p>bare infinitive &amp; </text:p>
          </table:table-cell>
          <table:table-cell table:formula="of:=CONCATENATE([.C8];&quot; &amp; &quot;)" office:value-type="string" office:string-value="zero &amp; ">
            <text:p>zero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ipa{rga}</text:p>
          </table:table-cell>
          <table:table-cell office:value-type="string">
            <text:p>finite</text:p>
          </table:table-cell>
          <table:table-cell office:value-type="string">
            <text:p>{S,A,P}={S,A}</text:p>
          </table:table-cell>
          <table:table-cell/>
          <table:table-cell table:formula="of:=CONCATENATE([.A9];&quot; &amp; &quot;)" office:value-type="string" office:string-value="\ipa{rga} &amp; ">
            <text:p>\ipa{rga} &amp; </text:p>
          </table:table-cell>
          <table:table-cell table:formula="of:=CONCATENATE([.B9];&quot; &amp; &quot;)" office:value-type="string" office:string-value="finite &amp; ">
            <text:p>finite &amp; </text:p>
          </table:table-cell>
          <table:table-cell table:formula="of:=CONCATENATE([.C9];&quot; &amp; &quot;)" office:value-type="string" office:string-value="{S,A,P}={S,A} &amp; ">
            <text:p>{S,A,P}={S,A}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ipa{cʰa}</text:p>
          </table:table-cell>
          <table:table-cell office:value-type="string">
            <text:p>finite</text:p>
          </table:table-cell>
          <table:table-cell office:value-type="string">
            <text:p>{S,A}={S,A}</text:p>
          </table:table-cell>
          <table:table-cell/>
          <table:table-cell table:formula="of:=CONCATENATE([.A10];&quot; &amp; &quot;)" office:value-type="string" office:string-value="\ipa{cʰa} &amp; ">
            <text:p>\ipa{cʰa} &amp; </text:p>
          </table:table-cell>
          <table:table-cell table:formula="of:=CONCATENATE([.B10];&quot; &amp; &quot;)" office:value-type="string" office:string-value="finite &amp; ">
            <text:p>finite &amp; </text:p>
          </table:table-cell>
          <table:table-cell table:formula="of:=CONCATENATE([.C10];&quot; &amp; &quot;)" office:value-type="string" office:string-value="{S,A}={S,A} &amp; ">
            <text:p>{S,A}={S,A} &amp;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ipa{ra}</text:p>
          </table:table-cell>
          <table:table-cell office:value-type="string">
            <text:p>finite</text:p>
          </table:table-cell>
          <table:table-cell office:value-type="string">
            <text:p>zero</text:p>
          </table:table-cell>
          <table:table-cell/>
          <table:table-cell table:formula="of:=CONCATENATE([.A11];&quot; &amp; &quot;)" office:value-type="string" office:string-value="\ipa{ra} &amp; ">
            <text:p>\ipa{ra} &amp; </text:p>
          </table:table-cell>
          <table:table-cell table:formula="of:=CONCATENATE([.B11];&quot; &amp; &quot;)" office:value-type="string" office:string-value="finite &amp; ">
            <text:p>finite &amp; </text:p>
          </table:table-cell>
          <table:table-cell table:formula="of:=CONCATENATE([.C11];&quot; &amp; &quot;)" office:value-type="string" office:string-value="zero &amp; ">
            <text:p>zero &amp; </text:p>
          </table:table-cell>
          <table:table-cell office:value-type="string">
            <text:p>\\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1/05/2016</text:date>, <text:time>21:5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5:40:01.17</meta:creation-date>
    <dc:date>2016-05-01T21:53:37.95</dc:date>
    <meta:editing-duration>PT7H38M24S</meta:editing-duration>
    <meta:editing-cycles>72</meta:editing-cycles>
    <meta:generator>OpenOffice/4.0.1$Win32 OpenOffice.org_project/401m5$Build-9714</meta:generator>
    <dc:creator>Guillaume Jacques</dc:creator>
    <meta:document-statistic meta:table-count="3" meta:cell-count="505" meta:object-count="0"/>
    <meta:user-defined meta:name="Info 1"/>
    <meta:user-defined meta:name="Info 2"/>
    <meta:user-defined meta:name="Info 3"/>
    <meta:user-defined meta:name="Info 4"/>
  </office:meta>
</office:document-meta>
</file>